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795458503773233332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7782180755941543688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4456881167739160669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2379927647556067102" text:style-name="L4">
        <text:list-item>
          <text:list>
            <text:list-header>
              <text:p text:style-name="P30">33.7 miles in the last week</text:p>
              <text:p text:style-name="P31"/>
              <text:p text:style-name="P32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11"><text:soft-page-break/>Sat 10/7/2017 <text:span text:style-name="T1">4.8 miles</text:span></text:p>
      <text:p text:style-name="P11">I ran 4.5 miles on hilly roads and averaged 9:26/mile. <text:s/>Then I walked 0.3 miles.</text:p>
      <text:p text:style-name="P11"/>
      <text:p text:style-name="P11">Sun 10/8/2017 <text:span text:style-name="T1">no running</text:span></text:p>
      <text:p text:style-name="P11">We started our trip to Amsterdam.</text:p>
      <text:p text:style-name="P11"/>
      <text:p text:style-name="P11">Mon 10/9/2017 <text:span text:style-name="T1">no running</text:span></text:p>
      <text:p text:style-name="P11">We arrived in Amsterdam.</text:p>
      <text:p text:style-name="P11"/>
      <text:p text:style-name="P11">Tues 10/10/2017 <text:span text:style-name="T1">3.3 miles</text:span></text:p>
      <text:p text:style-name="P11">I ran 3 miles on bike paths in Amsterdam. Spits: 9:18, 9:04 and 8:34</text:p>
      <text:p text:style-name="P11">Then I walked 0.3 miles.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10T16:06:40.60</dc:date>
    <dc:creator>James Lombardi</dc:creator>
    <meta:editing-duration>P1DT2H26M30S</meta:editing-duration>
    <meta:editing-cycles>170</meta:editing-cycles>
    <meta:generator>OpenOffice/4.1.2$Win32 OpenOffice.org_project/412m3$Build-9782</meta:generator>
    <meta:document-statistic meta:table-count="0" meta:image-count="0" meta:object-count="0" meta:page-count="14" meta:paragraph-count="251" meta:word-count="4403" meta:character-count="22195"/>
  </office:meta>
</office:document-meta>
</file>